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electionList.EmptySelectionLis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ptySelectionList.EmptySelectionList( String text , boolean i18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ptySelectionList.generate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mpty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